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MS Gothic'"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3937in" fo:margin-right="0in" fo:text-align="justify" style:justify-single-word="false" fo:text-indent="-0.3937in" style:auto-text-indent="false"/>
      <style:text-properties style:font-name="Arial" fo:font-size="9pt" fo:language="en" fo:country="US" style:font-size-asian="9pt" style:language-asian="zxx" style:country-asian="none" style:font-name-complex="Arial" style:font-size-complex="9pt"/>
    </style:style>
    <style:style style:name="P2" style:family="paragraph" style:parent-style-name="Standard">
      <style:paragraph-properties fo:margin-left="0.3937in" fo:margin-right="0in" fo:text-align="justify" style:justify-single-word="false" fo:text-indent="-0.3937in" style:auto-text-indent="false"/>
      <style:text-properties style:font-name="Arial" fo:font-size="9pt" fo:language="en" fo:country="US" fo:font-weight="bold" style:font-size-asian="9pt" style:language-asian="zxx" style:country-asian="none" style:font-weight-asian="bold" style:font-name-complex="Arial" style:font-size-complex="9pt"/>
    </style:style>
    <style:style style:name="P3"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style>
    <style:style style:name="P4"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5"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6"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font-weight="bold" style:font-size-asian="9pt" style:font-weight-asian="bold" style:font-name-complex="Arial" style:font-size-complex="9pt"/>
    </style:style>
    <style:style style:name="P7" style:family="paragraph" style:parent-style-name="Standard">
      <style:paragraph-properties fo:margin-left="0.3937in" fo:margin-right="0in" fo:text-align="justify" style:justify-single-word="false" fo:text-indent="-0.3937in" style:auto-text-indent="false">
        <style:tab-stops>
          <style:tab-stop style:position="2.2646in"/>
          <style:tab-stop style:position="5.1189in"/>
          <style:tab-stop style:position="6.3in"/>
        </style:tab-stops>
      </style:paragraph-properties>
      <style:text-properties style:font-name="Arial" fo:font-size="9pt" fo:language="en" fo:country="GB" style:font-size-asian="9pt" style:language-asian="zxx" style:country-asian="none" style:font-name-complex="Arial" style:font-size-complex="9pt"/>
    </style:style>
    <style:style style:name="P8" style:family="paragraph" style:parent-style-name="Standard">
      <style:paragraph-properties fo:margin-left="0.3937in" fo:margin-right="0in" fo:text-align="justify" style:justify-single-word="false" fo:text-indent="-0.3937in" style:auto-text-indent="false"/>
      <style:text-properties fo:language="en" fo:country="US" style:language-asian="zxx" style:country-asian="none"/>
    </style:style>
    <style:style style:name="P9" style:family="paragraph" style:parent-style-name="Standard">
      <style:paragraph-properties fo:text-align="justify" style:justify-single-word="false"/>
      <style:text-properties style:font-name="Arial" fo:font-size="9pt" fo:language="en" fo:country="US" style:font-size-asian="9pt" style:language-asian="zxx" style:country-asian="none" style:font-name-complex="Arial" style:font-size-complex="9pt"/>
    </style:style>
    <style:style style:name="P10" style:family="paragraph" style:parent-style-name="Standard">
      <style:paragraph-properties fo:text-align="justify" style:justify-single-word="false"/>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11" style:family="paragraph" style:parent-style-name="Standard">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2" style:family="paragraph" style:parent-style-name="Standard">
      <style:paragraph-properties fo:margin-left="0in" fo:margin-right="0in" fo:text-align="justify" style:justify-single-word="false" fo:text-indent="0in" style:auto-text-indent="false">
        <style:tab-stops>
          <style:tab-stop style:position="2.2646in"/>
          <style:tab-stop style:position="5.1189in"/>
          <style:tab-stop style:position="6.3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13" style:family="paragraph" style:parent-style-name="Standard" style:master-page-name="Standard">
      <style:paragraph-properties fo:margin-left="0.3937in" fo:margin-right="0in" fo:text-align="justify" style:justify-single-word="false" fo:text-indent="-0.3937in" style:auto-text-indent="false" style:page-number="auto"/>
      <style:text-properties style:font-name="Arial" fo:font-size="9pt" fo:language="en" fo:country="US" style:font-size-asian="9pt" style:language-asian="zxx" style:country-asian="none" style:font-name-complex="Arial" style:font-size-complex="9pt"/>
    </style:style>
    <style:style style:name="P14"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5"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16" style:family="paragraph" style:parent-style-name="Standard">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7" style:family="paragraph" style:parent-style-name="Standard" style:list-style-name="L1">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8" style:family="paragraph" style:parent-style-name="Standard" style:list-style-name="L2">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9" style:family="paragraph" style:parent-style-name="Standard" style:list-style-name="L3">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0" style:family="paragraph" style:parent-style-name="Standard" style:list-style-name="L4">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1" style:family="paragraph" style:parent-style-name="Standard" style:list-style-name="L5">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2" style:family="paragraph" style:parent-style-name="Standard" style:list-style-name="L6">
      <style:paragraph-properties fo:text-align="justify" style:justify-single-word="false">
        <style:tab-stops>
          <style:tab-stop style:position="0.1181in"/>
          <style:tab-stop style:position="1.6736in"/>
        </style:tab-stops>
      </style:paragraph-properties>
      <style:text-properties style:font-name="Arial" fo:font-size="9pt" fo:language="en" fo:country="US" fo:font-style="normal" style:font-size-asian="9pt" style:language-asian="zxx" style:country-asian="none" style:font-style-asian="normal" style:font-name-complex="Arial" style:font-size-complex="9pt" style:font-style-complex="normal"/>
    </style:style>
    <style:style style:name="P23" style:family="paragraph" style:parent-style-name="Standard" style:list-style-name="L6">
      <style:paragraph-properties fo:text-align="justify" style:justify-single-word="false">
        <style:tab-stops>
          <style:tab-stop style:position="0.1181in"/>
          <style:tab-stop style:position="1.6736in"/>
        </style:tab-stops>
      </style:paragraph-properties>
      <style:text-properties style:font-name="Arial" fo:font-size="9pt" fo:font-style="normal" style:font-size-asian="9pt" style:language-asian="zxx" style:country-asian="none" style:font-style-asian="normal" style:font-name-complex="Arial" style:font-size-complex="9pt" style:font-style-complex="normal"/>
    </style:style>
    <style:style style:name="P24" style:family="paragraph" style:parent-style-name="Standard" style:list-style-name="L7">
      <style:paragraph-properties fo:text-align="justify" style:justify-single-word="false"/>
      <style:text-properties fo:language="en" fo:country="US" style:language-asian="zxx" style:country-asian="none"/>
    </style:style>
    <style:style style:name="P25" style:family="paragraph">
      <style:paragraph-properties style:writing-mode="lr-tb"/>
    </style:style>
    <style:style style:name="T1" style:family="text">
      <style:text-properties fo:language="en" fo:country="US"/>
    </style:style>
    <style:style style:name="T2" style:family="text">
      <style:text-properties fo:language="en" fo:country="US" style:language-asian="zxx" style:country-asian="none"/>
    </style:style>
    <style:style style:name="T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c0c0c0" draw:textarea-horizontal-align="left" draw:textarea-vertical-align="top" draw:auto-grow-height="false" fo:padding-top="0.0165in" fo:padding-bottom="0.0165in" fo:padding-left="0.1429in" fo:padding-right="0.1429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c0c0c0" draw:textarea-horizontal-align="left" draw:textarea-vertical-align="top" draw:auto-grow-height="false" fo:min-height="0.2165in" fo:min-width="6.9638in" fo:padding-top="0.0165in" fo:padding-bottom="0.0165in" fo:padding-left="0.1429in" fo:padding-right="0.1429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drew Eames</text:p>
      <text:p text:style-name="P1">435-772-2570</text:p>
      <text:p text:style-name="Standard">gamerweazel@gmail.com</text:p>
      <text:p text:style-name="P1"><draw:custom-shape text:anchor-type="char" draw:z-index="0" draw:style-name="gr1" draw:text-style-name="P25" svg:width="7.2504in" svg:height="0.2504in" svg:x="-0.0346in" svg:y="0.0854in"><text:p/><draw:enhanced-geometry svg:viewBox="0 0 21600 21600" draw:type="rectangle" draw:enhanced-path="M 0 0 L 21600 0 21600 21600 0 21600 0 0 Z N"/></draw:custom-shape></text:p>
      <text:p text:style-name="P6"><text:span text:style-name="T2">E</text:span><text:span text:style-name="T2">XPERIENCE</text:span></text:p>
      <text:p text:style-name="P3"/>
      <text:p text:style-name="P4">Software Developer</text:p>
      <text:p text:style-name="P5">Aptivada LLC</text:p>
      <text:p text:style-name="P5">Oct 2018 - Present</text:p>
      <text:p text:style-name="P5">St. George, Utah</text:p>
      <text:p text:style-name="P5"><text:tab/></text:p>
      <text:list xml:id="list6890561142583678352" text:style-name="L1">
        <text:list-item>
          <text:p text:style-name="P17">Developed responsive and legacy-browser-compatible audience engagement apps using Typescript, React Native, Webpack, AVA, Jest, PHP, Docker, and AWS Lambda, S3, Cloudfront, RDS, DynamoDB.</text:p>
        </text:list-item>
        <text:list-item>
          <text:p text:style-name="P17">Acknowledged and implemented tradeoffs to storing, querying, aggregating, and displaying high volume data sets exceeding 10,000's of records.</text:p>
        </text:list-item>
        <text:list-item>
          <text:p text:style-name="P17">Adhered to agile principles to develop and syndicate real-time contesting solutions to 4000+ radio stations across multiple time-zones and achieve data consistency with over 350,000,000 engagements.</text:p>
        </text:list-item>
        <text:list-item>
          <text:p text:style-name="P17">Developed and maintained 40+ third party social media and administrative platform integrations.</text:p>
        </text:list-item>
        <text:list-item>
          <text:p text:style-name="P17">Implemented fallbacks in regards to cross-site security policies, 3<text:span text:style-name="T3">rd</text:span> party extensions and browser settings to ensure applications function on all devices.</text:p>
        </text:list-item>
        <text:list-item>
          <text:p text:style-name="P17">Migrated legacy PHP/jQuery monolithic application to portable constituents using Webpack and code-splitting.</text:p>
        </text:list-item>
      </text:list>
      <text:p text:style-name="P5"/>
      <text:p text:style-name="P4">Code School Instructor</text:p>
      <text:p text:style-name="P5">Dixie State University</text:p>
      <text:p text:style-name="P5">Jun 2018 - Aug 2018</text:p>
      <text:p text:style-name="P5">St. George, Utah</text:p>
      <text:p text:style-name="P5"/>
      <text:list xml:id="list1854005942969964437" text:style-name="L3">
        <text:list-item>
          <text:p text:style-name="P19">Instructed students during rigorous modern web development course. Teaching topics including Vue.js, Node.js, Express.js, MongoDB and ES6.</text:p>
        </text:list-item>
      </text:list>
      <text:p text:style-name="P7"/>
      <text:p text:style-name="P12">Code School Aide</text:p>
      <text:p text:style-name="P5">Dixie State University</text:p>
      <text:p text:style-name="P5">Jun 2017 - Aug 2017</text:p>
      <text:p text:style-name="P5">St. George, Utah</text:p>
      <text:p text:style-name="P5"><text:tab/></text:p>
      <text:list xml:id="list7876239606867337281" text:style-name="L4">
        <text:list-item>
          <text:p text:style-name="P20">Assisted instructors with teaching topics including React.js, Node.js, Express.js, and MongoDB.</text:p>
        </text:list-item>
      </text:list>
      <text:p text:style-name="P9"/>
      <text:p text:style-name="P10">Software Development Intern</text:p>
      <text:p text:style-name="P11">Midstream Logistics</text:p>
      <text:p text:style-name="P11">May 2017 - Aug 2017</text:p>
      <text:p text:style-name="P11">St. George, Utah</text:p>
      <text:p text:style-name="P11"/>
      <text:list xml:id="list6617402972037418864" text:style-name="L5">
        <text:list-item>
          <text:p text:style-name="P21">Served as a software development intern on a Django MVC web application aimed to streamline oil delivery systems. Model extensions, migrations, scripting, page profiling, and templating. Interfaced with AWS CloudWatch, Lambda, and S3. Minor Swift development for iOS client application.</text:p>
        </text:list-item>
      </text:list>
      <text:p text:style-name="P11"/>
      <text:p text:style-name="P4">Software Development Intern</text:p>
      <text:p text:style-name="P5">CodeChangers LLC</text:p>
      <text:p text:style-name="P5">Jan 2017 - Oct 2018</text:p>
      <text:p text:style-name="P5">St. George, Utah</text:p>
      <text:p text:style-name="P5"><text:tab/></text:p>
      <text:list xml:id="list3040038484366079729" text:style-name="L2">
        <text:list-item>
          <text:p text:style-name="P18">Utilized Ruby on Rails and AWS to extend, migrate, and deploy changes to the CodeChangers online curriculum platform which aims to expose children to web development concepts.</text:p>
        </text:list-item>
      </text:list>
      <text:p text:style-name="P9"><draw:custom-shape text:anchor-type="char" draw:z-index="1" draw:style-name="gr1" draw:text-style-name="P25" svg:width="7.2504in" svg:height="0.2504in" svg:x="-0.0346in" svg:y="0.0965in"><text:p/><draw:enhanced-geometry svg:viewBox="0 0 21600 21600" draw:type="rectangle" draw:enhanced-path="M 0 0 L 21600 0 21600 21600 0 21600 0 0 Z N"/></draw:custom-shape></text:p>
      <text:p text:style-name="P2">SKILLS</text:p>
      <text:p text:style-name="P2"/>
      <text:list xml:id="list1216944053006407223" text:style-name="L6">
        <text:list-item>
          <text:p text:style-name="P23"><text:span text:style-name="T1">Languages</text:span><text:span text:style-name="T1"> :<text:tab/><text:tab/></text:span><text:span text:style-name="T1">JavaScript, Python, C++, Go.</text:span></text:p>
        </text:list-item>
        <text:list-item>
          <text:p text:style-name="P23"><text:span text:style-name="T1">P</text:span><text:span text:style-name="T1">aaS:<text:tab/><text:tab/>AWS, Heroku.</text:span></text:p>
        </text:list-item>
        <text:list-item>
          <text:p text:style-name="P22">Version Control:<text:tab/><text:tab/>Git.</text:p>
        </text:list-item>
        <text:list-item>
          <text:p text:style-name="P22">Databases:<text:tab/><text:tab/>MySQL, PostgreSQL, MongoDB.</text:p>
        </text:list-item>
        <text:list-item>
          <text:p text:style-name="P23"><text:span text:style-name="T1">O</text:span><text:span text:style-name="T1">perating Systems:<text:tab/><text:tab/>MacOS, Linux.</text:span></text:p>
        </text:list-item>
        <text:list-item>
          <text:p text:style-name="P22">Back-end Frameworks:<text:tab/>Express.js, Django, Ruby on Rails, PHP.</text:p>
        </text:list-item>
        <text:list-item>
          <text:p text:style-name="P22">Front-end Frameworks:<text:tab/>React.js, Vue.js.</text:p>
          <text:p text:style-name="P22"/>
        </text:list-item>
      </text:list>
      <text:p text:style-name="P1"><draw:custom-shape text:anchor-type="char" draw:z-index="2" draw:style-name="gr2" draw:text-style-name="P25" svg:width="7.2504in" svg:height="0.2504in" svg:x="-0.0346in" svg:y="0.0965in"><text:p/><draw:enhanced-geometry svg:viewBox="0 0 21600 21600" draw:type="rectangle" draw:enhanced-path="M 0 0 L 21600 0 21600 21600 0 21600 0 0 Z N"/></draw:custom-shape></text:p>
      <text:p text:style-name="P2">ACCOLADES</text:p>
      <text:p text:style-name="P8"/>
      <text:list xml:id="list9143318823491290850" text:style-name="L7">
        <text:list-item>
          <text:p text:style-name="P24">2017 Southern Utah Code Camp 1<text:span text:style-name="T3">st</text:span> place collegiate division.</text:p>
        </text:list-item>
        <text:list-item>
          <text:p text:style-name="P24">Pluralsight IQ verified JavaScript expert.</text:p>
        </text:list-item>
        <text:list-item>
          <text:p text:style-name="P24">Pluralsight IQ verified React expert.</text:p>
        </text:list-item>
        <text:list-item>
          <text:p text:style-name="P24">2016 Code School Gradu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MS Gothic'"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DiamondEnd_20_5" draw:display-name="msArrowDiamondEnd 5" svg:viewBox="0 0 120 120" svg:d="M60 0l60 60-60 60-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MS Mincho"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font-size-complex="12pt" style:font-weight-complex="bold"/>
    </style:style>
    <style:style style:name="Text" style:family="paragraph" style:class="extra">
      <style:paragraph-properties loext:contextual-spacing="false" fo:margin-left="0.25in" fo:margin-right="0.25in" fo:margin-top="0in" fo:margin-bottom="0.1665in" fo:orphans="2" fo:widows="2" fo:text-indent="0in" style:auto-text-indent="false" style:text-autospace="none"/>
      <style:text-properties style:use-window-font-color="true" style:font-name="Times New Roman" fo:font-size="10pt" fo:language="fr" fo:country="FR" style:font-name-asian="MS Mincho" style:font-size-asian="10pt" style:language-asian="zxx" style:country-asian="none" style:font-name-complex="Times New Roman" style:font-size-complex="10pt" style:language-complex="ar" style:country-complex="SA"/>
    </style:style>
    <style:style style:name="Date_20_lettre" style:display-name="Date lettre" style:family="paragraph" style:parent-style-name="Text">
      <style:paragraph-properties loext:contextual-spacing="false" fo:margin-left="0.248in" fo:margin-right="0.248in" fo:margin-top="0in" fo:margin-bottom="0.3335in" fo:text-align="end" style:justify-single-word="false" fo:text-indent="0in" style:auto-text-indent="false"/>
    </style:style>
    <style:style style:name="Date" style:family="paragraph" style:parent-style-name="Standard" style:next-style-name="Standard"/>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17in" fo:text-indent="-0.25in" fo:margin-left="2.7417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17in" fo:text-indent="-0.25in" fo:margin-left="4.2417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937in" fo:text-indent="-0.25in" fo:margin-left="1.3937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937in" fo:text-indent="-0.25in" fo:margin-left="2.8937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937in" fo:text-indent="-0.25in" fo:margin-left="4.3937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1972in" fo:margin-left="0.5909in" fo:margin-right="0.490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5-04T11:00:19</meta:creation-date>
    <meta:editing-cycles>1</meta:editing-cycles>
    <meta:editing-duration>P0D</meta:editing-duration>
    <meta:generator>OpenOffice/4.1.7$Unix OpenOffice.org_project/417m1$Build-9800</meta:generator>
    <meta:document-statistic meta:table-count="0" meta:image-count="0" meta:object-count="0" meta:page-count="1" meta:paragraph-count="50" meta:word-count="355" meta:character-count="2464"/>
    <meta:user-defined meta:name="Info 1"/>
    <meta:user-defined meta:name="Info 2"/>
    <meta:user-defined meta:name="Info 3"/>
    <meta:user-defined meta:name="Info 4"/>
  </office:meta>
</office:document-meta>
</file>